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723cm" fo:margin-left="-0.136cm" table:align="left" style:writing-mode="lr-tb"/>
    </style:style>
    <style:style style:name="Table1.A" style:family="table-column">
      <style:table-column-properties style:column-width="1.519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3.38cm"/>
    </style:style>
    <style:style style:name="Table1.D" style:family="table-column">
      <style:table-column-properties style:column-width="7.557cm"/>
    </style:style>
    <style:style style:name="Table1.1" style:family="table-row">
      <style:table-row-properties style:min-row-height="0.67cm" style:keep-together="false" fo:keep-together="always"/>
    </style:style>
    <style:style style:name="Table1.A1" style:family="table-cell">
      <style:table-cell-properties style:vertical-align="middle" fo:background-color="#d8d8d8" fo:padding="0.12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D1" style:family="table-cell">
      <style:table-cell-properties style:vertical-align="middle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2" style:family="table-row">
      <style:table-row-properties style:min-row-height="0.344cm" style:keep-together="false" fo:keep-together="always"/>
    </style:style>
    <style:style style:name="Table1.A2" style:family="table-cell">
      <style:table-cell-properties style:vertical-align="middle" fo:padding="0.127cm" fo:border-left="0.018cm solid #000000" fo:border-right="none" fo:border-top="0.018cm solid #000000" fo:border-bottom="0.018cm solid #000000" style:writing-mode="lr-tb"/>
    </style:style>
    <style:style style:name="Table1.B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end" style:justify-single-word="false"/>
      <style:text-properties fo:color="#c0c0c0" style:font-name="Arial"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/>
    </style:style>
    <style:style style:name="P4" style:family="paragraph" style:parent-style-name="Standard">
      <style:text-properties fo:font-size="8pt" style:font-size-asian="8pt"/>
    </style:style>
    <style:style style:name="P5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8pt" style:font-size-asian="8pt"/>
    </style:style>
    <style:style style:name="P7" style:family="paragraph" style:parent-style-name="Standard">
      <style:paragraph-properties style:snap-to-layout-grid="false"/>
      <style:text-properties fo:font-size="8pt" style:font-size-asian="8pt"/>
    </style:style>
    <style:style style:name="P8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style:font-name="Verdana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 style:list-style-name=""/>
    <style:style style:name="P11" style:family="paragraph" style:parent-style-name="Heading_20_1">
      <style:paragraph-properties fo:text-align="center" style:justify-single-word="false" fo:padding="0.074cm" fo:border-left="none" fo:border-right="none" fo:border-top="none" fo:border-bottom="0.002cm solid #000000" style:join-border="false"/>
      <style:text-properties style:font-name="Verdana"/>
    </style:style>
    <style:style style:name="P12" style:family="paragraph" style:parent-style-name="Heading_20_2" style:list-style-name=""/>
    <style:style style:name="P13" style:family="paragraph" style:parent-style-name="Heading_20_2" style:list-style-name="">
      <style:paragraph-properties fo:break-before="page"/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T1" style:family="text">
      <style:text-properties style:font-name="Verdana" fo:font-size="24pt" fo:font-weight="bold" style:font-size-asian="24pt" style:font-weight-asian="bold" style:font-size-complex="24pt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fersco</text:p>
      <text:h text:style-name="P11" text:outline-level="1"/>
      <text:p text:style-name="P2">Git Comandos</text:p>
      <text:p text:style-name="P2"/>
      <text:p text:style-name="P9"/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6">Indice</text:p>
      <text:p text:style-name="P15"><text:a xlink:type="simple" xlink:href="#__RefHeading__3107_1640040036" text:style-name="Index_20_Link" text:visited-style-name="Index_20_Link">1- Visión general del documento<text:tab/>3</text:a></text:p>
      <text:p text:style-name="P14"><text:a xlink:type="simple" xlink:href="#__RefHeading__192_1323988157" text:style-name="Index_20_Link" text:visited-style-name="Index_20_Link">1.1 Historial de versión<text:tab/>3</text:a></text:p>
      <text:p text:style-name="P14"><text:a xlink:type="simple" xlink:href="#__RefHeading__165_1323988157" text:style-name="Index_20_Link" text:visited-style-name="Index_20_Link">1.2 Introducción<text:tab/>3</text:a></text:p>
      <text:p text:style-name="Standard"/>
      <text:h text:style-name="P13" text:outline-level="2">1.1 Historial de versión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3">Número versión</text:p>
            </table:table-cell>
            <table:table-cell table:style-name="Table1.B1" office:value-type="string">
              <text:p text:style-name="P3">Fecha Modificación</text:p>
            </table:table-cell>
            <table:table-cell table:style-name="Table1.B1" office:value-type="string">
              <text:p text:style-name="P3">Modificado por</text:p>
            </table:table-cell>
            <table:table-cell table:style-name="Table1.D1" office:value-type="string">
              <text:p text:style-name="P3">Notas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5">0.1</text:p>
          </table:table-cell>
          <table:table-cell table:style-name="Table1.B2" office:value-type="date" office:date-value="2013-02-06">
            <text:p text:style-name="P5">06/02/13</text:p>
          </table:table-cell>
          <table:table-cell table:style-name="Table1.C2" office:value-type="string">
            <text:p text:style-name="P4">Franco Genga</text:p>
          </table:table-cell>
          <table:table-cell table:style-name="Table1.D2" office:value-type="string">
            <text:p text:style-name="P4">Primer borrador consolidado.</text:p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</table:table>
      <text:h text:style-name="P12" text:outline-level="2"><text:bookmark text:name="__RefHeading__165_1323988157"/>1.2 Introducción<text:bookmark-end text:name="__RefHeading__165_1323988157"/></text:h>
      <text:p text:style-name="Text_20_body"/>
      <text:p text:style-name="Standard">Este documento está dirigido a desarrolladores, managers, participantes que quieran aprender sobre Git, Github como repositorio de documentos o código. No tiene como intención ser usado como un documento único, sino como un conjunto de manuales de Git y documentación online. </text:p>
      <text:p text:style-name="Standard"/>
      <text:p text:style-name="Standard"/>
      <text:h text:style-name="P12" text:outline-level="2"/>
      <text:h text:style-name="P12" text:outline-level="2"/>
      <text:h text:style-name="P13" text:outline-level="2">1.3 Comandos básicos GIT</text:h>
      <text:p text:style-name="P10"/>
      <text:p text:style-name="Standard">La siguiente secuencia de pasos describe como realizar una carga de archivos en el repositorio de la aplicación.</text:p>
      <text:p text:style-name="Standard"/>
      <text:p text:style-name="Standard">A) La intención es agregar y/o modificar un archivo al repositorio de GIT: </text:p>
      <text:p text:style-name="Standard"/>
      <text:p text:style-name="Standard">En primera media, para ver el estado de los archivos locales se ingresa el siguiente comando:</text:p>
      <text:p text:style-name="Standard"/>
      <text:p text:style-name="P8">git status</text:p>
      <text:p text:style-name="Standard"/>
      <text:p text:style-name="Standard">Archivos de ejemplo:</text:p>
      <text:p text:style-name="Standard"/>
      <text:p text:style-name="Standard">M <text:s/>/dev/pepe/hola.txt</text:p>
      <text:p text:style-name="Standard">A <text:s/>/dev/pepe/nuevo.txt</text:p>
      <text:p text:style-name="Standard"/>
      <text:p text:style-name="Standard">B) Para seleccionar aquellos archivos y commitiarlos, ingresar:</text:p>
      <text:p text:style-name="Standard"/>
      <text:p text:style-name="P8">git add /dev/pepe/hola.txt</text:p>
      <text:p text:style-name="Standard"/>
      <text:p text:style-name="Standard">C) Para commitear los cambios al repositorio local:</text:p>
      <text:p text:style-name="Standard"/>
      <text:p text:style-name="P8">git commit -m "&lt;Mensaje&gt;" </text:p>
      <text:p text:style-name="Standard"/>
      <text:p text:style-name="Standard">Estos cambios no los veran los coworkers ya que no han sido subidos (pusheados) a la nube o repositorio repositorio remoto.</text:p>
      <text:p text:style-name="Standard"/>
      <text:p text:style-name="Standard">D) Para hacerlo ejecutar, es necesario ingresar:</text:p>
      <text:p text:style-name="P8"/>
      <text:p text:style-name="P8">git push</text:p>
      <text:p text:style-name="Standard"/>
      <text:p text:style-name="Standard"/>
      <text:p text:style-name="Standard">E) Por último, para bajar cambios que alguien ha subido al repositorio remoto se ingresa:</text:p>
      <text:p text:style-name="Standard"/>
      <text:p text:style-name="P8">git pu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9M51S</meta:editing-duration>
    <meta:editing-cycles>4</meta:editing-cycles>
    <meta:generator>OpenOffice.org/3.2$Win32 OpenOffice.org_project/320m12$Build-9483</meta:generator>
    <dc:date>2013-02-06T20:17:54.49</dc:date>
    <dc:creator>Franco Genga</dc:creator>
    <meta:document-statistic meta:table-count="1" meta:image-count="0" meta:object-count="0" meta:page-count="4" meta:paragraph-count="34" meta:word-count="209" meta:character-count="1341"/>
    <meta:user-defined meta:name="Info 1"/>
    <meta:user-defined meta:name="Info 2"/>
    <meta:user-defined meta:name="Info 3"/>
    <meta:user-defined meta:name="Info 4"/>
  </office:meta>
</office:document-meta>
</file>